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ttps://www.hackerrank.com/challenges/designer-pdf-viewer/problem</text:p>
      <text:p text:style-name="Text_20_body"/>
      <text:p text:style-name="Text_20_body">When a contiguous block of text is selected in a PDF viewer, the selection is highlighted with a blue rectangle. In this PDF viewer, each word is highlighted independently. For example: </text:p>
      <text:p text:style-name="Text_20_body"><draw:frame draw:style-name="fr1" draw:name="Figura1" text:anchor-type="as-char" svg:width="2cm" svg:height="1cm" draw:z-index="0"><draw:image xlink:href="https://s3.amazonaws.com/hr-challenge-images/22869/1471640108-6c01750b16-PDF-highighting.png" xlink:type="simple" xlink:show="embed" xlink:actuate="onLoad"/><svg:title>PDF-highighting.png</svg:title></draw:frame></text:p>
      <text:p text:style-name="Text_20_body">There is a list of <text:bookmark text:name="MathJax-Element-1-Frame"/></text:p>
      <text:p text:style-name="Text_20_body">character heights aligned by index to their letters. For example, 'a' is at index <text:bookmark text:name="MathJax-Element-2-Frame"/>and 'z' is at index <text:bookmark text:name="MathJax-Element-3-Frame"/>. There will also be a string. Using the letter heights given, determine the area of the rectangle highlight in <text:bookmark text:name="MathJax-Element-4-Frame"/>assuming all letters are <text:bookmark text:name="MathJax-Element-5-Frame"/></text:p>
      <text:p text:style-name="Text_20_body">wide. </text:p>
      <text:p text:style-name="Text_20_body"><text:span text:style-name="Strong_20_Emphasis">Example</text:span> <text:bookmark text:name="MathJax-Element-6-Frame"/></text:p>
      <text:p text:style-name="Text_20_body"><text:bookmark text:name="MathJax-Element-7-Frame"/><text:bookmark text:name="MathJax-Element-6-Frame Copia 1"/><text:bookmark text:name="MathJax-Element-6-Frame Copia 2"/><text:bookmark text:name="MathJax-Element-6-Frame Copia 3"/><text:bookmark text:name="MathJax-Element-6-Frame Copia 4"/><text:bookmark text:name="MathJax-Element-6-Frame Copia 5"/><text:bookmark text:name="MathJax-Element-6-Frame Copia 6"/><text:bookmark text:name="MathJax-Element-6-Frame Copia 7"/><text:bookmark text:name="MathJax-Element-6-Frame Copia 8"/><text:bookmark text:name="MathJax-Element-6-Frame Copia 9"/><text:bookmark text:name="MathJax-Element-6-Frame Copia 10"/><text:bookmark text:name="MathJax-Element-6-Frame Copia 11"/><text:bookmark text:name="MathJax-Element-6-Frame Copia 12"/><text:bookmark text:name="MathJax-Element-6-Frame Copia 13"/><text:bookmark text:name="MathJax-Element-6-Frame Copia 14"/><text:bookmark text:name="MathJax-Element-6-Frame Copia 15"/><text:bookmark text:name="MathJax-Element-6-Frame Copia 16"/><text:bookmark text:name="MathJax-Element-6-Frame Copia 17"/><text:bookmark text:name="MathJax-Element-6-Frame Copia 18"/><text:bookmark text:name="MathJax-Element-6-Frame Copia 19"/><text:bookmark text:name="MathJax-Element-6-Frame Copia 20"/><text:bookmark text:name="MathJax-Element-6-Frame Copia 21"/><text:bookmark text:name="MathJax-Element-6-Frame Copia 22"/><text:bookmark text:name="MathJax-Element-6-Frame Copia 23"/><text:bookmark text:name="MathJax-Element-6-Frame Copia 24"/><text:bookmark text:name="MathJax-Element-6-Frame Copia 25"/><text:bookmark text:name="MathJax-Element-6-Frame Copia 26"/><text:bookmark text:name="MathJax-Element-6-Frame Copia 27"/><text:bookmark text:name="MathJax-Element-6-Frame Copia 28"/><text:bookmark text:name="MathJax-Element-6-Frame Copia 29"/><text:bookmark text:name="MathJax-Element-6-Frame Copia 30"/><text:bookmark text:name="MathJax-Element-6-Frame Copia 31"/><text:bookmark text:name="MathJax-Element-6-Frame Copia 32"/><text:bookmark text:name="MathJax-Element-6-Frame Copia 33"/><text:bookmark text:name="MathJax-Element-6-Frame Copia 34"/><text:bookmark text:name="MathJax-Element-6-Frame Copia 35"/><text:bookmark text:name="MathJax-Element-6-Frame Copia 36"/><text:bookmark text:name="MathJax-Element-6-Frame Copia 37"/><text:bookmark text:name="MathJax-Element-6-Frame Copia 38"/><text:bookmark text:name="MathJax-Element-6-Frame Copia 39"/><text:bookmark text:name="MathJax-Element-6-Frame Copia 40"/><text:bookmark text:name="MathJax-Element-6-Frame Copia 41"/><text:bookmark text:name="MathJax-Element-6-Frame Copia 42"/><text:bookmark text:name="MathJax-Element-6-Frame Copia 43"/><text:bookmark text:name="MathJax-Element-6-Frame Copia 44"/><text:bookmark text:name="MathJax-Element-6-Frame Copia 45"/><text:bookmark text:name="MathJax-Element-6-Frame Copia 46"/><text:bookmark text:name="MathJax-Element-6-Frame Copia 47"/><text:bookmark text:name="MathJax-Element-6-Frame Copia 48"/><text:bookmark text:name="MathJax-Element-6-Frame Copia 49"/><text:bookmark text:name="MathJax-Element-6-Frame Copia 50"/><text:bookmark text:name="MathJax-Element-6-Frame Copia 51"/><text:bookmark text:name="MathJax-Element-6-Frame Copia 52"/><text:bookmark text:name="MathJax-Element-6-Frame Copia 53"/><text:bookmark text:name="MathJax-Element-6-Frame Copia 54"/>The heights are <text:bookmark text:name="MathJax-Element-8-Frame"/>and <text:bookmark text:name="MathJax-Element-9-Frame"/>. The tallest letter is <text:bookmark text:name="MathJax-Element-10-Frame"/>high and there are <text:bookmark text:name="MathJax-Element-11-Frame"/>letters. The hightlighted area will be <text:bookmark text:name="MathJax-Element-12-Frame"/>so the answer is <text:bookmark text:name="MathJax-Element-13-Frame"/></text:p>
      <text:p text:style-name="Text_20_body">. </text:p>
      <text:p text:style-name="Text_20_body"><text:span text:style-name="Strong_20_Emphasis">Function Description</text:span> </text:p>
      <text:p text:style-name="Text_20_body">Complete the <text:span text:style-name="Emphasis">designerPdfViewer</text:span> function in the editor below. </text:p>
      <text:p text:style-name="Text_20_body">designerPdfViewer has the following parameter(s):</text:p>
      <text:list text:style-name="L1">
        <text:list-item>
          <text:p text:style-name="P4"><text:span text:style-name="Emphasis">int h[26]</text:span>: the heights of each letter </text:p>
        </text:list-item>
        <text:list-item>
          <text:p text:style-name="P3"><text:span text:style-name="Emphasis">string word</text:span>: a string </text:p>
        </text:list-item>
      </text:list>
      <text:p text:style-name="Text_20_body"><text:span text:style-name="Strong_20_Emphasis">Returns</text:span> </text:p>
      <text:list text:style-name="L2">
        <text:list-item>
          <text:p text:style-name="P5"><text:span text:style-name="Emphasis">int:</text:span> the size of the highlighted area </text:p>
        </text:list-item>
      </text:list>
      <text:p text:style-name="Text_20_body"><text:span text:style-name="Strong_20_Emphasis">Input Format</text:span></text:p>
      <text:p text:style-name="Text_20_body">The first line contains <text:bookmark text:name="MathJax-Element-1-Frame Copia 1"/></text:p>
      <text:p text:style-name="Text_20_body">space-separated integers describing the respective heights of each consecutive lowercase English letter, ascii[a-z]. <text:line-break/>The second line contains a single word consisting of lowercase English alphabetic letters.</text:p>
      <text:p text:style-name="Text_20_body"><text:span text:style-name="Strong_20_Emphasis">Constraints</text:span></text:p>
      <text:list text:style-name="L3">
        <text:list-item>
          <text:p text:style-name="P6"><text:bookmark text:name="MathJax-Element-1-Frame Copia 2"/></text:p>
        </text:list-item>
      </text:list>
      <text:p text:style-name="P2"><text:bookmark text:name="MathJax-Element-1-Frame Copia 3"/><text:bookmark text:name="MathJax-Element-1-Frame Copia 4"/><text:bookmark text:name="MathJax-Element-1-Frame Copia 5"/><text:bookmark text:name="MathJax-Element-1-Frame Copia 6"/><text:bookmark text:name="MathJax-Element-1-Frame Copia 7"/><text:bookmark text:name="MathJax-Element-1-Frame Copia 8"/><text:bookmark text:name="MathJax-Element-1-Frame Copia 9"/>, where <text:bookmark text:name="MathJax-Element-2-Frame Copia 1"/></text:p>
      <text:list text:style-name="L4">
        <text:list-item>
          <text:p text:style-name="P7">is an English lowercase letter. </text:p>
        </text:list-item>
      </text:list>
      <text:list text:style-name="L5">
        <text:list-item>
          <text:p text:style-name="P8"><text:bookmark text:name="MathJax-Element-3-Frame Copia 1"/><text:bookmark text:name="MathJax-Element-3-Frame Copia 2"/><text:bookmark text:name="MathJax-Element-3-Frame Copia 3"/><text:bookmark text:name="MathJax-Element-3-Frame Copia 4"/>contains no more than <text:bookmark text:name="MathJax-Element-4-Frame Copia 1"/></text:p>
        </text:list-item>
      </text:list>
      <text:list text:style-name="L6">
        <text:list-item>
          <text:p text:style-name="P9">letters. </text:p>
        </text:list-item>
      </text:list>
      <text:p text:style-name="Text_20_body"><text:span text:style-name="Strong_20_Emphasis">Sample Input 0</text:span></text:p>
      <text:p text:style-name="Preformatted_20_Text">1 3 1 3 1 4 1 3 2 5 5 5 5 5 5 5 5 5 5 5 5 5 5 5 5 5</text:p>
      <text:p text:style-name="P1">abc</text:p>
      <text:p text:style-name="Text_20_body"><text:soft-page-break/><text:span text:style-name="Strong_20_Emphasis">Sample Output 0</text:span></text:p>
      <text:p text:style-name="P1">9</text:p>
      <text:p text:style-name="Text_20_body"><text:span text:style-name="Strong_20_Emphasis">Explanation 0</text:span></text:p>
      <text:p text:style-name="Text_20_body">We are highlighting the word <text:span text:style-name="Source_20_Text">abc</text:span>:</text:p>
      <text:p text:style-name="Text_20_body">Letter heights are <text:bookmark text:name="MathJax-Element-1-Frame Copia 10"/></text:p>
      <text:p text:style-name="Text_20_body"><text:bookmark text:name="MathJax-Element-1-Frame Copia 11"/><text:bookmark text:name="MathJax-Element-1-Frame Copia 12"/>, <text:bookmark text:name="MathJax-Element-2-Frame Copia 4"/><text:bookmark text:name="MathJax-Element-2-Frame Copia 3"/><text:bookmark text:name="MathJax-Element-2-Frame Copia 2"/>and <text:bookmark text:name="MathJax-Element-3-Frame Copia 7"/><text:bookmark text:name="MathJax-Element-3-Frame Copia 6"/><text:bookmark text:name="MathJax-Element-3-Frame Copia 5"/>. The tallest letter, <text:span text:style-name="Source_20_Text">b</text:span>, is <text:bookmark text:name="MathJax-Element-4-Frame Copia 4"/><text:bookmark text:name="MathJax-Element-4-Frame Copia 3"/><text:bookmark text:name="MathJax-Element-4-Frame Copia 2"/>high. The selection area for this word is <text:bookmark text:name="MathJax-Element-5-Frame Copia 1"/><text:bookmark text:name="MathJax-Element-5-Frame Copia 2"/><text:bookmark text:name="MathJax-Element-5-Frame Copia 3"/><text:bookmark text:name="MathJax-Element-5-Frame Copia 4"/><text:bookmark text:name="MathJax-Element-5-Frame Copia 5"/><text:bookmark text:name="MathJax-Element-5-Frame Copia 6"/><text:bookmark text:name="MathJax-Element-5-Frame Copia 7"/><text:bookmark text:name="MathJax-Element-5-Frame Copia 8"/><text:bookmark text:name="MathJax-Element-5-Frame Copia 9"/><text:bookmark text:name="MathJax-Element-5-Frame Copia 10"/><text:bookmark text:name="MathJax-Element-5-Frame Copia 11"/><text:bookmark text:name="MathJax-Element-5-Frame Copia 12"/><text:bookmark text:name="MathJax-Element-5-Frame Copia 13"/></text:p>
      <text:p text:style-name="Text_20_body">.</text:p>
      <text:p text:style-name="Text_20_body"><text:span text:style-name="Strong_20_Emphasis">Note:</text:span> Recall that the width of each character is <text:bookmark text:name="MathJax-Element-6-Frame Copia 55"/></text:p>
      <text:p text:style-name="Text_20_body"><text:bookmark text:name="MathJax-Element-6-Frame Copia 56"/><text:bookmark text:name="MathJax-Element-6-Frame Copia 57"/>.</text:p>
      <text:p text:style-name="Text_20_body"><text:span text:style-name="Strong_20_Emphasis">Sample Input 1</text:span></text:p>
      <text:p text:style-name="Preformatted_20_Text">1 3 1 3 1 4 1 3 2 5 5 5 5 5 5 5 5 5 5 5 5 5 5 5 5 7</text:p>
      <text:p text:style-name="P1">zaba</text:p>
      <text:p text:style-name="Text_20_body"><text:span text:style-name="Strong_20_Emphasis">Sample Output 1</text:span></text:p>
      <text:p text:style-name="P1">28</text:p>
      <text:p text:style-name="Text_20_body"><text:span text:style-name="Strong_20_Emphasis">Explanation 1</text:span></text:p>
      <text:p text:style-name="Text_20_body">The tallest letter in <text:bookmark text:name="MathJax-Element-1-Frame Copia 13"/></text:p>
      <text:p text:style-name="Text_20_body"><text:bookmark text:name="MathJax-Element-1-Frame Copia 15"/><text:bookmark text:name="MathJax-Element-1-Frame Copia 14"/><text:bookmark text:name="MathJax-Element-1-Frame Copia 16"/>is <text:bookmark text:name="MathJax-Element-2-Frame Copia 5"/>at <text:bookmark text:name="MathJax-Element-3-Frame Copia 8"/><text:bookmark text:name="MathJax-Element-3-Frame Copia 9"/><text:bookmark text:name="MathJax-Element-3-Frame Copia 10"/>. The selection area for this word is <text:bookmark text:name="MathJax-Element-4-Frame Copia 5"/><text:bookmark text:name="MathJax-Element-4-Frame Copia 6"/><text:bookmark text:name="MathJax-Element-4-Frame Copia 7"/><text:bookmark text:name="MathJax-Element-4-Frame Copia 8"/><text:bookmark text:name="MathJax-Element-4-Frame Copia 9"/><text:bookmark text:name="MathJax-Element-4-Frame Copia 10"/><text:bookmark text:name="MathJax-Element-4-Frame Copia 11"/><text:bookmark text:name="MathJax-Element-4-Frame Copia 12"/><text:bookmark text:name="MathJax-Element-4-Frame Copia 13"/><text:bookmark text:name="MathJax-Element-4-Frame Copia 14"/><text:bookmark text:name="MathJax-Element-4-Frame Copia 15"/><text:bookmark text:name="MathJax-Element-4-Frame Copia 16"/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1:50:55.726000000</meta:creation-date>
    <dc:date>2023-08-14T12:10:47.803000000</dc:date>
    <meta:editing-duration>PT1M52S</meta:editing-duration>
    <meta:editing-cycles>2</meta:editing-cycles>
    <meta:generator>LibreOffice/7.5.3.2$Windows_X86_64 LibreOffice_project/9f56dff12ba03b9acd7730a5a481eea045e468f3</meta:generator>
    <meta:document-statistic meta:table-count="0" meta:image-count="1" meta:object-count="0" meta:page-count="2" meta:paragraph-count="45" meta:word-count="315" meta:character-count="1657" meta:non-whitespace-character-count="1368"/>
  </office:meta>
</office:document-meta>
</file>